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tyle="italic"/>
    </style:style>
    <style:style style:name="P2" style:family="paragraph" style:parent-style-name="Standard">
      <style:text-properties fo:font-weight="bold"/>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El Open Build Service: un conjunto de herramientas para el</text:span> <text:span text:style-name="T1">empaquetado</text:span> <text:span text:style-name="T1">de software</text:span></text:p>
      <text:section text:style-name="Sect1" text:name="magicdomid3">
        <text:p text:style-name="P1">Por: Helen South</text:p>
      </text:section>
      <text:section text:style-name="Sect1" text:name="magicdomid4">
        <text:p text:style-name="Standard"/>
      </text:section>
      <text:section text:style-name="Sect1" text:name="magicdomid5">
        <text:p text:style-name="Standard">El empaquetado de software para Linux nunca es tan sencillo como debiera ser. La variedad de sistemas de gestión de paquetes, las diferentes nomenclaturas, desarrollos para las diferentes arquitecturas, parches, actualizaciones y la colaboración de la comunidad en todo el mundo complica aún más la tarea.</text:p>
      </text:section>
      <text:section text:style-name="Sect1" text:name="magicdomid6">
        <text:p text:style-name="Standard"/>
      </text:section>
      <text:section text:style-name="Sect1" text:name="magicdomid7">
        <text:p text:style-name="Standard">Pero allí donde hay un proceso complejo, hay una secuencia de órdenes (script) para simplificarlo. Cuando los desarrolladores de openSUSE necesitaron coordinar sus propias prácticas de trabajo, se les ocurrieron algunas soluciones funcionales. El uso de estos scripts (o secuencias de órdenes) para el equipo de openSUSE se convirtieron en el openSUSE Build Service: "un montón de scripts horribles escritos en Perl con una interfaz bonita” tal como lo describe uno de sus propios desarrolladores. Aunque el openSUSE Build Service (OBS) inicialmente llevó el nombre de openSUSE, es multi-distribución, y desarrolla para Debian, Mandriva, Ubuntu, Red Hat, Fedora y, por supuesto, para openSUSE y SLE. Para reflejar esa amplia capacidad, posteriormente, pasó a llamarse Open Build Service, y se convirtió en un proyecto más independiente.</text:p>
      </text:section>
      <text:section text:style-name="Sect1" text:name="magicdomid8">
        <text:p text:style-name="Standard"/>
      </text:section>
      <text:section text:style-name="Sect1" text:name="magicdomid9">
        <text:p text:style-name="Standard">Las plataformas soportadas incluyen desde los antiguos PPC hasta los x86 y x86_64 e incluso procesadores ARM (hay que tener en cuenta que el código también es compatible con Sparc, ia65 y zSeries, sólo que la instancia pública en build.o.o no tiene anfitriones (hosts) para ninguno de éstos) Aunque el código que hay detrás de él puede no ser muy elegante, la flexibilidad es el resultado directo de su azarosa génesis. El Open Build Service no es una aplicación estrafalaria o lujosa en busca de un problema, sino más bien una solución evolutiva a los problemas de distribución y creación que surgen en la vida real.</text:p>
      </text:section>
      <text:section text:style-name="Sect1" text:name="magicdomid10">
        <text:p text:style-name="Standard"/>
      </text:section>
      <text:section text:style-name="Sect1" text:name="magicdomid11">
        <text:p text:style-name="Standard">Los desarrolladores en openSUSE sintieron que hacer disponible el OBS públicamente era una forma genial de marcar la diferencia y ser diferente. La inversión y el esfuerzo requerido es indudablemente valioso, dado que el OBS esclarece muchos de los obstáculos más problemáticos. El OBS también facilita bastante a los desarrolladores el empaquetado para openSUSE Linux, así todo el mundo se beneficia. La instancia pública en build.opensuse.org actualmente crea más de 171,000 paquetes compilados por más de 30,000 empaquetadores de software, apoyando a más de 25 distribuciones diferentes de Linux en 7 arquitecturas. ¡Estos paquetes se sirven en más de cien millones de descargas al mes a millones de usuarios en todo el mundo!</text:p>
      </text:section>
      <text:section text:style-name="Sect1" text:name="magicdomid12">
        <text:p text:style-name="Standard"/>
      </text:section>
      <text:section text:style-name="Sect1" text:name="magicdomid13">
        <text:p text:style-name="Standard">El OBS se ejecuta en un servidor con una instalación virtual limpia, eliminando así la necesidad de engorrosas "granjas de compilación”, reduciendo sustancialmente los costes de gestión e infraestructura. Al ser código abierto, personalizable y escalable, el OBS se puede adaptar para satisfacer sus necesidades. Muchos ya han tomado ventaja de ésto, incluyendo el esfuerzo de Intel y Nokia en el proyecto MeeGo, Dell, supercomputadoras Cray y la comunidad de VLC.</text:p>
      </text:section>
      <text:section text:style-name="Sect1" text:name="magicdomid14">
        <text:p text:style-name="Standard"/>
      </text:section>
      <text:section text:style-name="Sect1" text:name="magicdomid15">
        <text:p text:style-name="Standard"><text:span text:style-name="T1">Pequeña Escala: ¡Házlo tu mismo!</text:span></text:p>
      </text:section>
      <text:section text:style-name="Sect1" text:name="magicdomid16">
        <text:p text:style-name="Standard"/>
      </text:section>
      <text:section text:style-name="Sect1" text:name="magicdomid17">
        <text:p text:style-name="Standard">Cuando hablamos de infraestructura y de desarrollo de software, tendemos a imaginarnos grandes empresas desarrolladoras de software. Sin embargo, el OBS puede ser una herramienta útil incluso a escala más pequeña. El administrador de sistemas y miembro del Consejo de Novell TTP, Richard Brown, se unió al Open Build Service en Brainshare2010, donde Adrian Schröter representaba el proyecto. Por eso, cuando Richard quiso utilizar la aplicación de seguridad "BlueProximity" pero sólo pudo encontrar el código fuente original en vez de un paquete funcional, se dirigió a los repositorios de OBS.</text:p>
      </text:section>
      <text:section text:style-name="Sect1" text:name="magicdomid18">
        <text:p text:style-name="Standard"/>
        <text:p text:style-name="Standard">“He encontrado una copia (vieja) de un intento de alguien por empaquetarlo en su repositorio <text:soft-page-break/>personal en OBS. Así que lo tomé, lo usé como punto inicial y con la fuente y hurgando un poco en la wiki fui capaz de compilarlo y hacer que funcionara en mi máquina de prueba”.</text:p>
      </text:section>
      <text:section text:style-name="Sect1" text:name="magicdomid20">
        <text:p text:style-name="Standard"/>
      </text:section>
      <text:section text:style-name="Sect1" text:name="magicdomid21">
        <text:p text:style-name="Standard">“Entonces tomé el paquete y, con la ayuda de la gente de <text:a xlink:type="simple" xlink:href="http://piratepad.net/ep/search?query=opensuse-gnome">#opensuse-gnome</text:a> [nota: en el canal IRC] que me mostraron su forma de proceder para el empaquetado de software, conseguimos ese paquete pulido a la perfección, para hacerle coincidir con el estándar de openSUSE. ¡Ese proceso fue un poco frustrante! Cuando empecé pensé que era un método demasiado "quisquilloso" en algunos asuntos . Ahora al mirar los paquetes de software de otros usuarios (y distribuciones), creo que la atención al detalle que exige el proyecto openSUSE (y OBS lo hace fácil de hacer) ayuda mucho - ¡especialmente cuando encuentras algo que no funciona bien!”</text:p>
      </text:section>
      <text:section text:style-name="Sect1" text:name="magicdomid22">
        <text:p text:style-name="Standard"/>
      </text:section>
      <text:section text:style-name="Sect1" text:name="magicdomid23">
        <text:p text:style-name="Standard">Gracias a los esfuerzos de Richard, el paquete BlueProximity, que él describe como una “pequeña herramienta divertida”, ahora está incluido en GNOME:Apps y está disponible en los repositorios oficiales de openSUSE desde la versión 11.4.</text:p>
      </text:section>
      <text:section text:style-name="Sect1" text:name="magicdomid24">
        <text:p text:style-name="Standard"/>
      </text:section>
      <text:section text:style-name="Sect1" text:name="magicdomid25">
        <text:p text:style-name="Standard">No está nada mal para un administrador de sistemas que afirma que prácticamente no posee ninguna habilidad de programación y que dice que él “sólo esta cómodo con secuencias básicas de órdenes de shell y algunos 'retoques'”. Si bien no es necesario ser un gurú de código para utilizar el OBS, sí es conveniente entender los conceptos básicos del empaquetamiento de software. El coloquial 'RTFM' (Read The Fucking Manual/Lee el jodido manual) es quizás aquí un buen consejo: existe una amplia documentación disponible para el Build Service, y lo que no se puede encontrar en la wiki, por lo general, puede ser descubierto con una búsqueda rápida en la web. La comunidad está actualmente colaborando para recopilar sus conocimientos en un libro de OBS. Como observa Richard, la ayuda está disponible - y vale la pena aprovecharla. “En pocas palabras, siento que OBS, una vez entiendes su forma de hacer las cosas, es una herramienta extraordinariamente flexible para el empaquetador de software. La herramienta, además de la ayuda que puedas obtener en el IRC y wiki, facilita la tarea de empaquetar software uno mismo, compartirlo y contribuir así con el proyecto”.</text:p>
      </text:section>
      <text:section text:style-name="Sect1" text:name="magicdomid26">
        <text:p text:style-name="Standard"/>
      </text:section>
      <text:section text:style-name="Sect1" text:name="magicdomid27">
        <text:p text:style-name="Standard"><text:span text:style-name="T1">Colaboración: el trabajo conjunto con el</text:span> <text:span text:style-name="T1">OBS</text:span></text:p>
      </text:section>
      <text:section text:style-name="Sect1" text:name="magicdomid28">
        <text:p text:style-name="Standard"/>
      </text:section>
      <text:section text:style-name="Sect1" text:name="magicdomid29">
        <text:p text:style-name="Standard">Las habilidades nunca se van a perder en el desarrollo de software libre. Con un "simple" proyecto en su haber, Richard Brown, pronto se encontró haciendo frente a los problemas más complejos. “Durante la fase beta de openSUSE 11.3 yo estaba ayudando a localizar, corregir y probar un error X realmente molesto. El OBS jugaba un gran papel en eso, ya que los desarrolladores fueron capaces de diversificar los paquetes X oficiales en sus repositorios personales, probar el parche, publicarlo y, a continuación, conseguir tipos como yo para probarlo y evaluarlo. Incluso podía derivar mi trabajo inicial, hacer algunas modificaciones más, probarlas, y así continuar. Por lo tanto, se convierte realmente en una plataforma sólida para la colaboración con cambios en el código, así como la creación de nuevos códigos para contribuir con la distribución".</text:p>
      </text:section>
      <text:section text:style-name="Sect1" text:name="magicdomid30">
        <text:p text:style-name="Standard"/>
      </text:section>
      <text:section text:style-name="Sect1" text:name="magicdomid31">
        <text:p text:style-name="Standard">El sistema de control de versiones incorporado en el Build Service es bastante básico, por lo que el desarrollador Vincent Untz de openSUSE ha creado un complemento ingenioso llamado "collab" para mejorar el proceso. Esta herramienta es una extensión de un cliente de la línea de órdenes (CLI) denominado OSC, escrito en Python, y los dos juntos facilitan mucho el trabajo de colaboración entre empaquetadores de software.</text:p>
      </text:section>
      <text:section text:style-name="Sect1" text:name="magicdomid32">
        <text:p text:style-name="Standard"/>
      </text:section>
      <text:section text:style-name="Sect1" text:name="magicdomid33">
        <text:p text:style-name="Standard">Sankar, un desarrollador de software involucrado en varios proyectos de código abierto, considera que la OSC-collab mejora significativamente el flujo de trabajo de desarrollo de la distribución. “En el equipo GNOME de openSUSE empaquetamos muchas aplicaciones que provienen de servidores git de GNOME upstream. Acorde al calendario de lanzamientos de GNOME, varios mantenedores del paquetes upstream prepararan archivos comprimidos (tarball) y harán nuevas versiones de <text:soft-page-break/>lanzamiento. Así, después de cada ciclo de lanzamientos upstream, será necesario empaquetar estas nuevas actualizaciones de los archivos comprimidos (tarball). Ahora, con "osc-collab", cualquiera puede hacer un `osc collab todo` para ver la lista de todas las aplicaciones que tienen un archivo comprimido actualizado upstream. El empaquetador oficial y los colaboradores ocasionales pueden elegir cualquiera de estos paquetes y estos se reservan con sus nombres, para hacer la creación de la actualización. Así, cuando otro empaquetador hace posteriormente un 'osc collab todo' para obtener la lista actualizada de archivos comprimidos (tarball), el paquete reservado será mostrado como 'nueva versión upstream disponible, pero reservados por el &lt;empaquetador&gt;'. La reserva de los paquetes expira automáticamente después de dos días, en caso que alguien reserve el paquete pero olvide empaquetarlo”. Esta es una manera sencilla y eficaz de garantizar que los trabajos se comparten sin estorbar a los demás empaquetadores, especialmente cuando miembros del equipo trabajan en diferentes zonas horarias, minimizando la necesidad de reuniones y correos electrónicos para coordinarse.</text:p>
      </text:section>
      <text:section text:style-name="Sect1" text:name="magicdomid34">
        <text:p text:style-name="Standard"/>
      </text:section>
      <text:section text:style-name="Sect1" text:name="magicdomid35">
        <text:p text:style-name="Standard">La herramienta de osc-collab también ayuda a automatizar algunos de los aspectos más tediosos del empaquetado de software. Según comenta Sankar, "Por ejemplo: el Historial de Cambios (ChangeLogs) se actualiza automáticamente de forma que sólo es necesario un poco de intervención por parte de un usuario para editarlo". Después de haber realizado el empaquetado, el usuario puede enviar los cambios realizados para que sean revisados por el equipo principal de empaquetadores y tomados en cuenta.</text:p>
      </text:section>
      <text:section text:style-name="Sect1" text:name="magicdomid36">
        <text:p text:style-name="Standard"/>
      </text:section>
      <text:section text:style-name="Sect1" text:name="magicdomid37">
        <text:p text:style-name="Standard">Este modelo, similar a Github, de subdivisiónes de un proyecto y fusiones de las distintas ramas, facilitan la colaboración entre los desarrolladores. Esto combinado con la capacidad de crear proyectos en los que no es solo una persona, sino un equipo el responsable de los paquetes de software, así como el seguimiento de errores y la integración con sistemas de atención a nuevas funcionalidades, hacen de OBS una plataforma completa para trabajar en equipo.</text:p>
      </text:section>
      <text:section text:style-name="Sect1" text:name="magicdomid38">
        <text:p text:style-name="Standard"/>
      </text:section>
      <text:section text:style-name="Sect1" text:name="magicdomid39">
        <text:p text:style-name="P2">Mantener el ritmo de lanzamientos</text:p>
      </text:section>
      <text:section text:style-name="Sect1" text:name="magicdomid40">
        <text:p text:style-name="Standard"/>
      </text:section>
      <text:section text:style-name="Sect1" text:name="magicdomid41">
        <text:p text:style-name="Standard">Los desarrolladores están acostumbrados a trabajar bajo la presión y el estrés que generan los lanzamientos de nuevas versiones de software. Trabajar con un calendario, por lo general muy apretado, impuesto por la necesidad de mantener a sus clientes actualizados, puede llegar a ser un poco como "Groundhog Day" o "Atrapado en el tiempo"- ¡sin el sentido del humor de Bill Murray!</text:p>
      </text:section>
      <text:section text:style-name="Sect1" text:name="magicdomid42">
        <text:p text:style-name="Standard"/>
      </text:section>
      <text:section text:style-name="Sect1" text:name="magicdomid43">
        <text:p text:style-name="Standard">Cuando el equipo de Sankar hizo grandes cambios en la arquitectura de su producto [no relacionado con openSUSE], había pocas regresiones que debían abordarse. Los usuarios necesitaban soluciones incrementales que se proporcionaran en el día a día para solucionar algunas de las regresiones causada por el gran cambio. "Estábamos usando una máquina vieja basada en chroot build jails, a la que teníamos que conectarnos de forma remota y trabajar en ella. Esto nos hacía la vida demasiado dura en varios aspectos, e incluso las operaciones cotidianas se tenían que hacer de manera muy incómodas; como la falta de creación distribuida, la publicación de los binarios creados a los repositorios web, la recreación de dependencias automatizadas, etc". La Migración al Build Service facilitó el llevar todo eso a cabo. "Todo lo que necesitamos hacer ahora es clonar un paquete, cargar los parches y editar el archivo .spec, ¡¡Tachán!! (Et Voila!!) los binarios definitivos se publican de forma automática en Internet, desde donde los usuarios pueden instalarlos con un solo clic".</text:p>
      </text:section>
      <text:section text:style-name="Sect1" text:name="magicdomid44">
        <text:p text:style-name="Standard"/>
      </text:section>
      <text:section text:style-name="Sect1" text:name="magicdomid45">
        <text:p text:style-name="Standard">Siempre debe existir un equilibrio entre la automatización y la capacidad de configuración, pero Sankar considera que OBS lo ha hecho bien."Ya que hay una clara distinción cliente/servidor, varias cosas como las estructuras distribuidas, la alta disponibilidad de sistemas de creación, etc. han sido posibles sin que los empaquetadores pierdan su tiempo en eso. OBS es completamente accesible ya que cuenta con clientes para todos los PC, la Web y Android. Antes, casi todo el equipo tenía que pasar de 2 ó 3 noches sin dormir para hacer una versión de actualización por semana. Hoy en día, y <text:soft-page-break/>todo gracias al OBS, tenemos la facilidad de ofrecer las últimas versiones compiladas para múltiples sistemas operativos, y con sólo unos pocos minutos de dedicación de empaquetamiento por semana, por una sola persona.".</text:p>
      </text:section>
      <text:section text:style-name="Sect1" text:name="magicdomid46">
        <text:p text:style-name="Standard"/>
      </text:section>
      <text:section text:style-name="Sect1" text:name="magicdomid47">
        <text:p text:style-name="Standard">Estas últimas versiones compiladas aportan ventajas importantes para el desarrollo de software. No sólo porque, por supuesto, se advierte cuando se encuentran errores de creación, sino también debido a la rápida rotación de los procesos automatizados y que la integración de SCM puede proporcionar. Aaron Seigo, principal desarrollador en el proyecto Plasma de KDE y una de las personas clave detrás de los esfuerzos de la tableta 'Vivaldi' (antes 'Spark'), considera OBS crucial para el éxito del desarrollo de "Plasma Active": "OBS es fundamental en nuestra manera de trabajar: diseño centralizado e iterativo. Nuestros diseñadores realizan una boceto previo, los desarrolladores lo crean y lo comparten mediante git. OBS toma el testigo del código a partir de ahí, lo crea y a la mañana siguiente los diseñadores obtienen las actualizaciones y se puede ver cómo funciona en la práctica, proporciona una retroalimentación y el proceso comienza de nuevo".</text:p>
      </text:section>
      <text:section text:style-name="Sect1" text:name="magicdomid48">
        <text:p text:style-name="Standard"/>
      </text:section>
      <text:section text:style-name="Sect1" text:name="magicdomid49">
        <text:p text:style-name="Standard">Además, muchos proyectos requieren de una amplia colaboración, y las complejidades del empaquetamiento a veces pueden significar que los desarrolladores principales, con su "conocimiento profundo" puedan llegar a ser casi indispensables. El desarrollador Peter 'MrDocs' Linnell, de Scribus, encontró justo ese obstáculo con un reciente lanzamiento de Adobe Reader. "Hubo una serie de vulnerabilidades de seguridad, así que fue muy importante hacer una actualización. Normalmente hay alguien en Novell que se encarga de eso, pero estaba de vacaciones. Afortunadamente, el OBS me permitió crear una subdivisión, hacer los cambios, y probar los nuevos paquetes RPM. Entonces los sometí a una actualización de seguridad. Debido a que Scribus tiene un exportador de PDFs muy potente, fui capaz de hacer la prueba del paquete con todo tipo de PDFs diferentes, incluyendo archivos PDF con 3D e interactivos. Sin OBS, el proceso hubiera sido mucho más lento, hubiera necesitado un montón de máquinas virtuales, para recrear las condiciones técnicas para cada versión y arquitectura, lo que dificultaría al equipo de seguridad de Novell que aceptase mis actualizaciones. Con el OBS se pueden verificar todos mis cambios y actualizaciones de forma rápida y sin mi participación".</text:p>
      </text:section>
      <text:section text:style-name="Sect1" text:name="magicdomid50">
        <text:p text:style-name="Standard"/>
      </text:section>
      <text:section text:style-name="Sect1" text:name="magicdomid51">
        <text:p text:style-name="Standard"><text:span text:style-name="T1">Ofreciendo</text:span> <text:span text:style-name="T1">el software a los</text:span> <text:span text:style-name="T1">usuario</text:span>s</text:p>
      </text:section>
      <text:section text:style-name="Sect1" text:name="magicdomid52">
        <text:p text:style-name="Standard"/>
      </text:section>
      <text:section text:style-name="Sect1" text:name="magicdomid53">
        <text:p text:style-name="Standard">A medida que OBS es capaz de crear paquetes para una gran variedad de distribuciones de Linux, e incluso otras plataformas, va siendo utilizando por una variedad de proyectos para la creación de software para sus usuarios. El OBS dispone de un simple botón de descarga en la página principal de creación del proyecto, pero esta página no está realmente diseñada para los usuarios finales. El OBS genera de forma automática repositorios para todos los propósitos de generación, a los que se puede dirigir a los usuarios directamente desde una página web del proyecto. Una característica introducida recientemente en la página de descarga de OBS propone una solución mejor ya que puede integrarse adecuadamente en cualquier sitio web. Esta ofrece varios niveles de integración, tales como una conveniente página de descarga multi-distribución a la que uno puede enlazar, o un iframe que se puede incluir en una página web, u objetos de PHP y HTML que se pueden utilizar para conseguir una integración total. Otra novedad es la opción de proporcionar aplicaciones (Appliances) de esta manera, por lo que aquellos que crean las imágenes para los SO en OBS pueden proporcionar el acceso a ellas directamente a través de la misma interfaz.</text:p>
      </text:section>
      <text:section text:style-name="Sect1" text:name="magicdomid54">
        <text:p text:style-name="Standard"/>
      </text:section>
      <text:section text:style-name="Sect1" text:name="magicdomid55">
        <text:p text:style-name="Standard">El primer proyecto en tomar ventaja de esta característica fue el proyecto del navegador web ligero QupZilla. El trabajo de integración, realizado por su principal desarrollador David Rosca, le llevó sólo unos minutos utilizando la opción iframe. Señaló que: "esto ahorra a los usuarios interesados unos clics extras al instalar la aplicación y, además, tiene mejor apariencia"</text:p>
      </text:section>
      <text:section text:style-name="Sect1" text:name="magicdomid56">
        <text:p text:style-name="Standard"/>
      </text:section>
      <text:section text:style-name="Sect1" text:name="magicdomid57">
        <text:p text:style-name="P2">Pasos finales: imágenes de disco con KIWI</text:p>
      </text:section>
      <text:section text:style-name="Sect1" text:name="magicdomid58">
        <text:p text:style-name="Standard"><text:soft-page-break/></text:p>
      </text:section>
      <text:section text:style-name="Sect1" text:name="magicdomid59">
        <text:p text:style-name="Standard">KIWI te permite crear derivados de un sistema operativo personalizado como el caso de servidores con lo mínimo y aplicaciones (appliances) virtuales, imágenes de disco, incluyendo Live CD e imágenes USB. Al igual que OBS, y sorprendentemente para un proyecto de software libre, la documentación de KIWI es particularmente buena, con una serie progresiva de tutoriales paso a paso para guiar a los usuarios a través del proceso de creación de su propio sistema operativo personalizado. Con las opciones de salida que incluyen todos los principales formatos de máquina virtual, así como de disco duro, Live CD y la instalación de forma automática de imágenes precargadas, KIWI puede producir cualquier cosa que necesites.</text:p>
      </text:section>
      <text:section text:style-name="Sect1" text:name="magicdomid60">
        <text:p text:style-name="Standard"/>
      </text:section>
      <text:section text:style-name="Sect1" text:name="magicdomid61">
        <text:p text:style-name="Standard">Kiwi es una herramienta de línea de comandos que se ha integrado con el Open Build Service y también funciona como un sistema de imagen independiente. El gran alcance del OBS en el seguimiento de dependencias se extiende incluso a las imágenes: una vez que un desarrollador provoca un re-fetch del Git, el repositorio bzr o svn o una carga de un nuevo archivo comprimido (tarball), no sólo obtendrán la recreación del paquete y todos los paquetes que dependen de este, si no que el OBS también iniciará KIWI para proporcionar imágenes nuevas.</text:p>
      </text:section>
      <text:section text:style-name="Sect1" text:name="magicdomid62">
        <text:p text:style-name="Standard"/>
      </text:section>
      <text:section text:style-name="Sect1" text:name="magicdomid63">
        <text:p text:style-name="Standard">SUSEStudio.com es la forma fácil de SUSE para utilizar la implementación del sistema de creación de imágenes de disco de KIWI, con el añadido de que es una forma amistosa para el usuario con una interfaz (no abierta) de Ruby on Rails. Es una herramienta muy funcional y muy divertida de usar, incluso para usuarios no técnicos que permite escoger entre un conjunto personalizado de aplicaciones, configurar usuarios y trabajos artísticos y cargar sus propios datos, compilarlo todo en un sistema operativo nuevo, de una manera extremadamente sencilla.</text:p>
      </text:section>
      <text:section text:style-name="Sect1" text:name="magicdomid64">
        <text:p text:style-name="Standard"/>
      </text:section>
      <text:section text:style-name="Sect1" text:name="magicdomid65">
        <text:p text:style-name="Standard">Como ventaja adicional, puedes importar las configuraciones de KIWI y perfiles de AutoYaST en SUSE Studio o exportarlo desde allí para que puedas utilizar tu configuración local con SUSE Studio o hacer ajustes adicionales a la configuración de Studio con KIWI. Y el resultado de SUSEStudio se puede probar directamente desde el navegador web en el que se creó el nuevo sistema operativo: la imagen se inicia en los servidores de SUSE y el usuario se conecta a través de una sesión de flash-vnc. También es posible utilizar Direct vnc o el acceso ssh y a los cambios realizados en el entorno de prueba se le realiza un seguimiento y puede ser, en base a archivo por archivo, incluido en la aplicación (appliance).</text:p>
      </text:section>
      <text:section text:style-name="Sect1" text:name="magicdomid66">
        <text:p text:style-name="Standard"/>
      </text:section>
      <text:section text:style-name="Sect1" text:name="magicdomid67">
        <text:p text:style-name="P2">Cómo poner Todo Junto: OSC, OBS y KIWI</text:p>
      </text:section>
      <text:section text:style-name="Sect1" text:name="magicdomid68">
        <text:p text:style-name="Standard"/>
      </text:section>
      <text:section text:style-name="Sect1" text:name="magicdomid69">
        <text:p text:style-name="Standard">Una de las ventajas del Open Build Service es el conjunto de herramientas extensibles incorporadas que permiten una progresión lógica a través del proceso de empaquetado. Kai-Uwe Behrmann, el desarrollador de software de gestión de color Oyranos, considera que cada componente de OBS tiene un rol importante.</text:p>
      </text:section>
      <text:section text:style-name="Sect1" text:name="magicdomid70">
        <text:p text:style-name="Standard"/>
      </text:section>
      <text:section text:style-name="Sect1" text:name="magicdomid71">
        <text:p text:style-name="Standard">"El OBS es una gran herramienta para crear gran cantidad de software y parches para ponerlos a disposición de los usuarios finales. Junto con SUSE Studio nos permite crear un Live CD para mostrar un completo flujo de trabajo. En nuestro caso es la gestión de herramientas y aplicaciones compatibles. "</text:p>
      </text:section>
      <text:section text:style-name="Sect1" text:name="magicdomid72">
        <text:p text:style-name="Standard"/>
      </text:section>
      <text:section text:style-name="Sect1" text:name="magicdomid73">
        <text:p text:style-name="Standard">Mientras que la interfaz web ofrece un espacio de trabajo excelente para crear, diversificar y monitorear paquetes, la herramienta de línea de comandos OSC ofrece flexibilidad y velocidad. "Para la aplicación y ajustes de las creaciones he encontrado de gran utilidad la interfaz local de OSC. Puedo probar cambios en los archivos locales de especificaciones antes de encomendarlos con los servidores en línea y crearlos allí. Esto es mucho más rápido y, también, ahorra recursos del lado del servidor ya que una creación puede desencadenar diversos otros paquetes para la recreación".</text:p>
      </text:section>
      <text:section text:style-name="Sect1" text:name="magicdomid75">
        <text:p text:style-name="Standard">La interfaz de línea de comandos tendrá una sensación familiar para cualquiera que ha abierto una <text:soft-page-break/>terminal, explica Kai-Uwe. "El simple comando 'osc builds openSUSE_12.3' construye el paquete en la máquina local. La ejecución de este mostrará los errores del compilador, errores residuales del RPM, requisitos equivocados o perdidos en la creación y otras deficiencias en el archivo spec. La captura de ellos a nivel local acelera la proceso de creación de paquetes, ya que el proceso de creación aquí normalmente se ejecuta en cuatro núcleos. El proceso de creación a distancia tiene a menudo un menor número de núcleos disponibles, y necesita mucho más tiempo para transferir los datos e instalar todos los paquetes necesarios".</text:p>
      </text:section>
      <text:section text:style-name="Sect1" text:name="magicdomid76">
        <text:p text:style-name="Standard"/>
      </text:section>
      <text:section text:style-name="Sect1" text:name="magicdomid77">
        <text:p text:style-name="Standard">Por supuesto, nada en el software es así tan simple (¡la mención de errores residuales del RPM debería haber sido una pista!) Y aunque el OBS es potente, no puede pensar por ti. Kai-Uwe se dió cuenta que un problema frecuente era averigurar la manera de localizar las macros adecuadas para diferentes distribuciones. "Puede ser difícil encontrar los paquetes correctos necesarios para la creación de lo que quieres. Por ejemplo, los paquetes de Mandriva tienen diferentes nombres de versiones de los paquetes normales y de 64 bits en el archivo spec. También hay algunos paquetes de relleno (dummy) que son difíciles de identificar. Sophie - <text:a xlink:type="simple" xlink:href="http://sophie.zarb.org/">http://sophie.zarb.org</text:a> - era una herramienta muy útil en estos casos".</text:p>
      </text:section>
      <text:section text:style-name="Sect1" text:name="magicdomid78">
        <text:p text:style-name="Standard"/>
      </text:section>
      <text:section text:style-name="Sect1" text:name="magicdomid79">
        <text:p text:style-name="Standard">Merece la pena señalar que OBS y SUSE Studio, en el que se monta el CD de Oyranos, tienen que seguir la ley de patentes de EE.UU., que puede ser problemático si el proyecto no es totalmente libre. En un momento el disco de Oyranos lo retiraron de Sourceforge debido a problemas con los controladores de nVidia que se asientan al lado del núcleo GPL, pero afortunadamente los desarrolladores fueron capaces de resolver los problemas y aprovechar los controladores Nouveau para el Live CD.</text:p>
      </text:section>
      <text:section text:style-name="Sect1" text:name="magicdomid80">
        <text:p text:style-name="Standard"/>
      </text:section>
      <text:section text:style-name="Sect1" text:name="magicdomid81">
        <text:p text:style-name="P2">Conclusión</text:p>
      </text:section>
      <text:section text:style-name="Sect1" text:name="magicdomid82">
        <text:p text:style-name="Standard"/>
      </text:section>
      <text:section text:style-name="Sect1" text:name="magicdomid83">
        <text:p text:style-name="Standard">La Libertad del Software Libre confiere una flexibilidad, escalabilidad e independencia muy valiosa a los desarrolladores, aunque esto puede conllevar un aumento en la complejidad. Mientras que las distribuciones establecidas manejan una gran cantidad de trabajo de empaquetamiento, el número de proyectos autónomos y de personas individuales que hacen su propio empaquetado es un indicador de las diversas formas en que la comunidad de software libre hace uso de su libertad para crear, compartir, desarrollar y distribuir este software. La comunidad de openSUSE se enorgullece de facilitar esa libertad mediante el apoyo y el desarrollo de un conjunto de herramientas de empaquetamiento denominado Open Build Service.</text:p>
      </text:section>
      <text:section text:style-name="Sect1" text:name="magicdomid84">
        <text:p text:style-name="Standard"/>
      </text:section>
      <text:section text:style-name="Sect1" text:name="magicdomid85">
        <text:p text:style-name="Standard">El OBS ofrece una solución completa. Permite introducir código directamente tanto desde GIT y SVN como desde SCM así como la creación (para cualquier tipo de plataforma) y presentación de los paquetes resultantes a los usuarios. También permite la integración en una imagen de máquina virtual o imagen de disco con KIWI. El hecho de que varias distribuciones de Linux como MeeGo y su sucesor Mer, así como, por supuesto, openSUSE y SUSE monten sistemas operativos completos con OBS es un testimonio de la flexibilidad y potencia de la herramienta. Con el crecimiento constante de las comunidades y las empresas que lo utilizan, el futuro de OBS como una herramienta de creación de software importante, incluso independiente de openSUSE, parece asegurado.</text:p>
      </text:section>
      <text:section text:style-name="Sect1" text:name="magicdomid87">
        <text:p text:style-name="Standard"><text:line-break/>Enlaces</text:p>
      </text:section>
      <text:section text:style-name="Sect1" text:name="magicdomid89">
        <text:p text:style-name="Standard"/>
      </text:section>
      <text:section text:style-name="Sect1" text:name="magicdomid90">
        <text:p text:style-name="Standard">Página de inicio del Open Build Service: <text:a xlink:type="simple" xlink:href="http://www.open-build-service.org/">http://www.open-build-service.org/</text:a></text:p>
      </text:section>
      <text:section text:style-name="Sect1" text:name="magicdomid91">
        <text:p text:style-name="Standard">La instancia pública de OBS: <text:a xlink:type="simple" xlink:href="https://build.opensuse.org/">https://build.opensuse.org/</text:a></text:p>
      </text:section>
      <text:section text:style-name="Sect1" text:name="magicdomid92">
        <text:p text:style-name="Standard">Página de inicio de osc collab: <text:a xlink:type="simple" xlink:href="http://en.opensuse.org/openSUSE:Osc_Collab">http://en.opensuse.org/openSUSE:Osc_Collab</text:a></text:p>
      </text:section>
      <text:section text:style-name="Sect1" text:name="magicdomid93">
        <text:p text:style-name="Standard">Página de inicio de KIWI: <text:a xlink:type="simple" xlink:href="http://en.opensuse.org/Portal:KIWI">http://en.opensuse.org/Portal:KIWI</text:a></text:p>
      </text:section>
      <text:section text:style-name="Sect1" text:name="magicdomid94">
        <text:p text:style-name="Standard">SUSE Studio: <text:a xlink:type="simple" xlink:href="http://susestudio.com/">http://susestudio.com/</text:a></text:p>
      </text:section>
      <text:section text:style-name="Sect1" text:name="magicdomid95">
        <text:p text:style-name="Standard"><text:soft-page-break/><text:line-break/></text:p>
      </text:section>
      <text:p text:style-name="Standard">Traducido por: Ricardo Chung | Panama</text:p>
      <text:p text:style-name="Standard">Ambassador</text:p>
      <text:p text:style-name="Standard">openSUSE Projects</text:p>
      <text:p text:style-name="Standard"/>
      <text:p text:style-name="Standard">en colaboración con: JCSL, Victorhck, Javier, Davmont, Crakeador.</text:p>
      <text:p text:style-name="Standard">Extiendo mi especial agradecimiento a: JCSL y Victorhck por su constancia y perseverancia para darle forma final y estilo al borrador de la traducción original que hizo posible <text:s/>esta presentación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Chung</meta:initial-creator>
    <meta:creation-date>2012-04-11T17:18:20</meta:creation-date>
    <dc:date>2012-04-11T20:59:42</dc:date>
    <meta:editing-duration>PT18M46S</meta:editing-duration>
    <meta:editing-cycles>4</meta:editing-cycles>
    <meta:generator>LibreOffice/3.4$Linux LibreOffice_project/340m1$Build-1505</meta:generator>
    <meta:document-statistic meta:table-count="0" meta:image-count="0" meta:object-count="0" meta:page-count="7" meta:paragraph-count="55" meta:word-count="3759" meta:character-count="23928" meta:non-whitespace-character-count="20220"/>
  </office:meta>
</office:document-meta>
</file>